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6pt" svg:height="254.86pt" svg:x="261.67pt" svg:y="125.77pt">
            <draw:object draw:notify-on-update-of-ranges="Sheet1.B2:Sheet1.B35 Sheet1.C2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out</text:p>
          </table:table-cell>
          <table:table-cell table:style-name="ce1" table:number-columns-repeated="2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A2]*[.$F$2] * ([.$G$2]+[.$H$2])/[.$G$2]/[.$H$2]-[.$F$2]/[.$G$2]*[.B2]" office:value-type="float" office:value="3.63781818181818" calcext:value-type="float">
            <text:p>3.63781818181818</text:p>
          </table:table-cell>
          <table:table-cell table:number-columns-repeated="2"/>
          <table:table-cell table:style-name="ce2" office:value-type="float" office:value="8200" calcext:value-type="float">
            <text:p>8.20E+03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2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A3]*[.$F$2] * ([.$G$2]+[.$H$2])/[.$G$2]/[.$H$2]-[.$F$2]/[.$G$2]*[.B3]" office:value-type="float" office:value="3.55581818181818" calcext:value-type="float">
            <text:p>3.55581818181818</text:p>
          </table:table-cell>
          <table:table-cell table:number-columns-repeated="2"/>
          <table:table-cell table:style-name="ce3" office:value-type="float" office:value="22000" calcext:value-type="float">
            <text:p>2.20E+04</text:p>
          </table:table-cell>
          <table:table-cell table:style-name="ce3" office:value-type="float" office:value="50000" calcext:value-type="float">
            <text:p>5.00E+04</text:p>
          </table:table-cell>
          <table:table-cell table:style-name="ce3" office:value-type="float" office:value="4700" calcext:value-type="float">
            <text:p>4.7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A4]*[.$F$2] * ([.$G$2]+[.$H$2])/[.$G$2]/[.$H$2]-[.$F$2]/[.$G$2]*[.B4]" office:value-type="float" office:value="3.47381818181818" calcext:value-type="float">
            <text:p>3.47381818181818</text:p>
          </table:table-cell>
          <table:table-cell table:number-columns-repeated="2"/>
          <table:table-cell table:style-name="ce4" office:value-type="float" office:value="8200" calcext:value-type="float">
            <text:p>8.20E+03</text:p>
          </table:table-cell>
          <table:table-cell table:style-name="ce4" office:value-type="float" office:value="10000" calcext:value-type="float">
            <text:p>1.00E+04</text:p>
          </table:table-cell>
          <table:table-cell table:style-name="ce4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A5]*[.$F$2] * ([.$G$2]+[.$H$2])/[.$G$2]/[.$H$2]-[.$F$2]/[.$G$2]*[.B5]" office:value-type="float" office:value="3.39181818181818" calcext:value-type="float">
            <text:p>3.39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A6]*[.$F$2] * ([.$G$2]+[.$H$2])/[.$G$2]/[.$H$2]-[.$F$2]/[.$G$2]*[.B6]" office:value-type="float" office:value="3.30981818181818" calcext:value-type="float">
            <text:p>3.30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[.A7]*[.$F$2] * ([.$G$2]+[.$H$2])/[.$G$2]/[.$H$2]-[.$F$2]/[.$G$2]*[.B7]" office:value-type="float" office:value="3.22781818181818" calcext:value-type="float">
            <text:p>3.22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A8]*[.$F$2] * ([.$G$2]+[.$H$2])/[.$G$2]/[.$H$2]-[.$F$2]/[.$G$2]*[.B8]" office:value-type="float" office:value="3.14581818181818" calcext:value-type="float">
            <text:p>3.14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[.A9]*[.$F$2] * ([.$G$2]+[.$H$2])/[.$G$2]/[.$H$2]-[.$F$2]/[.$G$2]*[.B9]" office:value-type="float" office:value="3.06381818181818" calcext:value-type="float">
            <text:p>3.063818181818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formula="of:=[.A10]*[.$F$2] * ([.$G$2]+[.$H$2])/[.$G$2]/[.$H$2]-[.$F$2]/[.$G$2]*[.B10]" office:value-type="float" office:value="2.98181818181818" calcext:value-type="float">
            <text:p>2.98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A11]*[.$F$2] * ([.$G$2]+[.$H$2])/[.$G$2]/[.$H$2]-[.$F$2]/[.$G$2]*[.B11]" office:value-type="float" office:value="2.89981818181818" calcext:value-type="float">
            <text:p>2.89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12]*[.$F$2] * ([.$G$2]+[.$H$2])/[.$G$2]/[.$H$2]-[.$F$2]/[.$G$2]*[.B12]" office:value-type="float" office:value="2.81781818181818" calcext:value-type="float">
            <text:p>2.81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formula="of:=[.A13]*[.$F$2] * ([.$G$2]+[.$H$2])/[.$G$2]/[.$H$2]-[.$F$2]/[.$G$2]*[.B13]" office:value-type="float" office:value="2.73581818181818" calcext:value-type="float">
            <text:p>2.73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formula="of:=[.A14]*[.$F$2] * ([.$G$2]+[.$H$2])/[.$G$2]/[.$H$2]-[.$F$2]/[.$G$2]*[.B14]" office:value-type="float" office:value="2.65381818181818" calcext:value-type="float">
            <text:p>2.65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formula="of:=[.A15]*[.$F$2] * ([.$G$2]+[.$H$2])/[.$G$2]/[.$H$2]-[.$F$2]/[.$G$2]*[.B15]" office:value-type="float" office:value="2.57181818181818" calcext:value-type="float">
            <text:p>2.57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formula="of:=[.A16]*[.$F$2] * ([.$G$2]+[.$H$2])/[.$G$2]/[.$H$2]-[.$F$2]/[.$G$2]*[.B16]" office:value-type="float" office:value="2.48981818181818" calcext:value-type="float">
            <text:p>2.48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formula="of:=[.A17]*[.$F$2] * ([.$G$2]+[.$H$2])/[.$G$2]/[.$H$2]-[.$F$2]/[.$G$2]*[.B17]" office:value-type="float" office:value="2.40781818181818" calcext:value-type="float">
            <text:p>2.40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formula="of:=[.A18]*[.$F$2] * ([.$G$2]+[.$H$2])/[.$G$2]/[.$H$2]-[.$F$2]/[.$G$2]*[.B18]" office:value-type="float" office:value="2.32581818181818" calcext:value-type="float">
            <text:p>2.32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formula="of:=[.A19]*[.$F$2] * ([.$G$2]+[.$H$2])/[.$G$2]/[.$H$2]-[.$F$2]/[.$G$2]*[.B19]" office:value-type="float" office:value="2.24381818181818" calcext:value-type="float">
            <text:p>2.24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formula="of:=[.A20]*[.$F$2] * ([.$G$2]+[.$H$2])/[.$G$2]/[.$H$2]-[.$F$2]/[.$G$2]*[.B20]" office:value-type="float" office:value="2.16181818181818" calcext:value-type="float">
            <text:p>2.16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formula="of:=[.A21]*[.$F$2] * ([.$G$2]+[.$H$2])/[.$G$2]/[.$H$2]-[.$F$2]/[.$G$2]*[.B21]" office:value-type="float" office:value="2.07981818181818" calcext:value-type="float">
            <text:p>2.07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A22]*[.$F$2] * ([.$G$2]+[.$H$2])/[.$G$2]/[.$H$2]-[.$F$2]/[.$G$2]*[.B22]" office:value-type="float" office:value="1.99781818181818" calcext:value-type="float">
            <text:p>1.99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table:formula="of:=[.A23]*[.$F$2] * ([.$G$2]+[.$H$2])/[.$G$2]/[.$H$2]-[.$F$2]/[.$G$2]*[.B23]" office:value-type="float" office:value="1.91581818181818" calcext:value-type="float">
            <text:p>1.91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table:formula="of:=[.A24]*[.$F$2] * ([.$G$2]+[.$H$2])/[.$G$2]/[.$H$2]-[.$F$2]/[.$G$2]*[.B24]" office:value-type="float" office:value="1.83381818181818" calcext:value-type="float">
            <text:p>1.83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table:formula="of:=[.A25]*[.$F$2] * ([.$G$2]+[.$H$2])/[.$G$2]/[.$H$2]-[.$F$2]/[.$G$2]*[.B25]" office:value-type="float" office:value="1.75181818181818" calcext:value-type="float">
            <text:p>1.75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formula="of:=[.A26]*[.$F$2] * ([.$G$2]+[.$H$2])/[.$G$2]/[.$H$2]-[.$F$2]/[.$G$2]*[.B26]" office:value-type="float" office:value="1.66981818181818" calcext:value-type="float">
            <text:p>1.66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table:formula="of:=[.A27]*[.$F$2] * ([.$G$2]+[.$H$2])/[.$G$2]/[.$H$2]-[.$F$2]/[.$G$2]*[.B27]" office:value-type="float" office:value="1.58781818181818" calcext:value-type="float">
            <text:p>1.58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table:formula="of:=[.A28]*[.$F$2] * ([.$G$2]+[.$H$2])/[.$G$2]/[.$H$2]-[.$F$2]/[.$G$2]*[.B28]" office:value-type="float" office:value="1.50581818181818" calcext:value-type="float">
            <text:p>1.50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table:formula="of:=[.A29]*[.$F$2] * ([.$G$2]+[.$H$2])/[.$G$2]/[.$H$2]-[.$F$2]/[.$G$2]*[.B29]" office:value-type="float" office:value="1.42381818181818" calcext:value-type="float">
            <text:p>1.42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table:formula="of:=[.A30]*[.$F$2] * ([.$G$2]+[.$H$2])/[.$G$2]/[.$H$2]-[.$F$2]/[.$G$2]*[.B30]" office:value-type="float" office:value="1.34181818181818" calcext:value-type="float">
            <text:p>1.34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table:formula="of:=[.A31]*[.$F$2] * ([.$G$2]+[.$H$2])/[.$G$2]/[.$H$2]-[.$F$2]/[.$G$2]*[.B31]" office:value-type="float" office:value="1.25981818181818" calcext:value-type="float">
            <text:p>1.25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[.A32]*[.$F$2] * ([.$G$2]+[.$H$2])/[.$G$2]/[.$H$2]-[.$F$2]/[.$G$2]*[.B32]" office:value-type="float" office:value="1.17781818181818" calcext:value-type="float">
            <text:p>1.17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table:formula="of:=[.A33]*[.$F$2] * ([.$G$2]+[.$H$2])/[.$G$2]/[.$H$2]-[.$F$2]/[.$G$2]*[.B33]" office:value-type="float" office:value="1.09581818181818" calcext:value-type="float">
            <text:p>1.09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[.A34]*[.$F$2] * ([.$G$2]+[.$H$2])/[.$G$2]/[.$H$2]-[.$F$2]/[.$G$2]*[.B34]" office:value-type="float" office:value="1.01381818181818" calcext:value-type="float">
            <text:p>1.01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formula="of:=[.A35]*[.$F$2] * ([.$G$2]+[.$H$2])/[.$G$2]/[.$H$2]-[.$F$2]/[.$G$2]*[.B35]" office:value-type="float" office:value="0.931818181818182" calcext:value-type="float">
            <text:p>0.93181818181818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4:07.933650406</meta:creation-date>
    <dc:date>2018-07-23T14:41:31.223871675</dc:date>
    <meta:editing-duration>PT12H34M24S</meta:editing-duration>
    <meta:editing-cycles>1</meta:editing-cycles>
    <meta:document-statistic meta:table-count="1" meta:cell-count="117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scatter" chart:style-name="ch1">
        <chart:legend chart:legend-position="end" svg:x="13.749cm" svg:y="4.199cm" style:legend-expansion="high" chart:style-name="ch2"/>
        <chart:plot-area chart:style-name="ch3" table:cell-range-address="Sheet1.B2:Sheet1.C35" svg:x="0.32cm" svg:y="0.179cm" svg:width="13.109cm" svg:height="8.634cm">
          <chartooo:coordinate-region svg:x="1.033cm" svg:y="0.376cm" svg:width="12.1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5" chart:class="chart:scatter">
            <chart:domain table:cell-range-address="Sheet1.B2:Sheet1.B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5</svg:desc>
                </draw:g>
              </table:table-cell>
              <table:table-cell office:value-type="float" office:value="3.63781818181818">
                <text:p>3.63781818181818</text:p>
                <draw:g>
                  <svg:desc>Sheet1.C2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55581818181818">
                <text:p>3.555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47381818181818">
                <text:p>3.473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9181818181818">
                <text:p>3.391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30981818181818">
                <text:p>3.309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22781818181818">
                <text:p>3.227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4581818181818">
                <text:p>3.145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06381818181818">
                <text:p>3.063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98181818181818">
                <text:p>2.9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89981818181818">
                <text:p>2.899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.81781818181818">
                <text:p>2.817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73581818181818">
                <text:p>2.735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65381818181818">
                <text:p>2.653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57181818181818">
                <text:p>2.57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48981818181818">
                <text:p>2.489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40781818181818">
                <text:p>2.40781818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32581818181818">
                <text:p>2.325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24381818181818">
                <text:p>2.243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16181818181818">
                <text:p>2.16181818181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07981818181818">
                <text:p>2.079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99781818181818">
                <text:p>1.997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1581818181818">
                <text:p>1.915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83381818181818">
                <text:p>1.833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5181818181818">
                <text:p>1.75181818181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66981818181818">
                <text:p>1.6698181818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8781818181818">
                <text:p>1.587818181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0581818181818">
                <text:p>1.50581818181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42381818181818">
                <text:p>1.423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4181818181818">
                <text:p>1.34181818181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25981818181818">
                <text:p>1.25981818181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17781818181818">
                <text:p>1.17781818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09581818181818">
                <text:p>1.09581818181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01381818181818">
                <text:p>1.0138181818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31818181818182">
                <text:p>0.93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